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lveData.getNode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ata.getCurrentResolvedModule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ata.isTrans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ata.getR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ata.blacklist( IvyNode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lveData.get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ata.setCurrentResolvedModuleRevision( ResolvedModuleRevision m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ata.setReport( ConfigurationResolveReport re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ata.getVisitData( ModuleRevisionId m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ata.getEven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ata.getCurrentVisi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ata.ResolveData( ResolveEngine engine , ResolveOptions options , ConfigurationResolveReport re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ata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ata.ResolveData( ResolveData data , boolean 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eData.getNode( ModuleRevisionId mr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eData.get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ata.register( Visit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ata.ResolveData( ResolveEngine engine , ResolveOptions options , ConfigurationResolveReport report , Map visit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eData.mediate( DependencyDescriptor d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solveData.register( ModuleRevisionId mrid , Visit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lveData.replaceNode( ModuleRevisionId mrid , IvyNode node , String rootModuleCon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olveData.getNo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lveData.ResolveData( ResolveEngine engine , Resolve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ata.setCurrentVisitNode( VisitNode currentVisit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ata.get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ata.is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ata.isBlacklisted( String rootModuleConf , ModuleRevisionId mr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